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4.166cm"/>
    </style:style>
    <style:style style:name="Tabla1.B" style:family="table-column">
      <style:table-column-properties style:column-width="12.834cm"/>
    </style:style>
    <style:style style:name="Tabla1.A1" style:family="table-cell">
      <style:table-cell-properties style:vertical-align="middle" fo:padding-left="0cm" fo:padding-right="0cm" fo:padding-top="0.049cm" fo:padding-bottom="0.049cm" fo:border-left="none" fo:border-right="none" fo:border-top="0.75pt solid #e3e3e3" fo:border-bottom="0.75pt solid #e3e3e3"/>
    </style:style>
    <style:style style:name="Tabla1.B1" style:family="table-cell">
      <style:table-cell-properties style:vertical-align="middle" fo:padding="0.049cm" fo:border="0.05pt solid #e3e3e3"/>
    </style:style>
    <style:style style:name="Tabla1.A2" style:family="table-cell">
      <style:table-cell-properties style:vertical-align="middle" fo:padding-left="0cm" fo:padding-right="0cm" fo:padding-top="0cm" fo:padding-bottom="0.049cm" fo:border-left="none" fo:border-right="none" fo:border-top="none" fo:border-bottom="0.75pt solid #e3e3e3"/>
    </style:style>
    <style:style style:name="Tabla1.B2" style:family="table-cell">
      <style:table-cell-properties style:vertical-align="middle" fo:padding-left="0cm" fo:padding-right="0.049cm" fo:padding-top="0cm" fo:padding-bottom="0.049cm" fo:border-left="none" fo:border-right="0.75pt solid #e3e3e3" fo:border-top="none" fo:border-bottom="0.75pt solid #e3e3e3"/>
    </style:style>
    <style:style style:name="P1" style:family="paragraph" style:parent-style-name="Standard">
      <style:text-properties officeooo:rsid="001118f6" officeooo:paragraph-rsid="001118f6"/>
    </style:style>
    <style:style style:name="P2" style:family="paragraph" style:parent-style-name="Standard">
      <style:text-properties fo:font-weight="bold" officeooo:rsid="001f2c12" officeooo:paragraph-rsid="001f2c12" style:font-weight-asian="bold" style:font-weight-complex="bold"/>
    </style:style>
    <style:style style:name="P3" style:family="paragraph" style:parent-style-name="Standard">
      <style:text-properties fo:font-weight="bold" officeooo:rsid="001f2c12" officeooo:paragraph-rsid="001f2c12" style:font-weight-asian="bold" style:font-weight-complex="bold" loext:padding="0.049cm" loext:border="0.06pt solid #e3e3e3"/>
    </style:style>
    <style:style style:name="P4" style:family="paragraph" style:parent-style-name="Text_20_body">
      <style:paragraph-properties fo:margin-left="0cm" fo:margin-right="0cm" fo:text-indent="0cm" style:auto-text-indent="false" fo:padding="0.049cm" fo:border="0.06pt solid #e3e3e3"/>
    </style:style>
    <style:style style:name="P5"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6" style:family="paragraph" style:parent-style-name="Standard">
      <style:paragraph-properties fo:margin-left="0cm" fo:margin-right="0cm" fo:text-indent="0cm" style:auto-text-indent="false"/>
      <style:text-properties loext:padding="0.049cm" loext:border="0.06pt solid #e3e3e3"/>
    </style:style>
    <style:style style:name="P7" style:family="paragraph" style:parent-style-name="Standard">
      <style:paragraph-properties fo:margin-left="0cm" fo:margin-right="0cm" fo:margin-top="0cm" fo:margin-bottom="0.499cm" style:contextual-spacing="false" fo:text-indent="0cm" style:auto-text-indent="false"/>
      <style:text-properties loext:padding="0.049cm" loext:border="0.06pt solid #e3e3e3"/>
    </style:style>
    <style:style style:name="P8" style:family="paragraph" style:parent-style-name="Text_20_body">
      <style:paragraph-properties fo:margin-left="0cm" fo:margin-right="0cm" fo:text-indent="0cm" style:auto-text-indent="false"/>
      <style:text-properties loext:padding="0.049cm" loext:border="0.06pt solid #e3e3e3"/>
    </style:style>
    <style:style style:name="P9"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10" style:family="paragraph" style:parent-style-name="Preformatted_20_Text" style:list-style-name="L12">
      <style:paragraph-properties fo:margin-top="0cm" fo:margin-bottom="0.499cm" style:contextual-spacing="false" fo:padding="0.049cm" fo:border="0.06pt solid #e3e3e3"/>
    </style:style>
    <style:style style:name="P11" style:family="paragraph" style:parent-style-name="Preformatted_20_Text" style:list-style-name="L12">
      <style:paragraph-properties fo:margin-left="0cm" fo:margin-right="0cm" fo:margin-top="0cm" fo:margin-bottom="0.499cm" style:contextual-spacing="false" fo:text-indent="0cm" style:auto-text-indent="false" fo:padding="0.049cm" fo:border="0.06pt solid #e3e3e3"/>
    </style:style>
    <style:style style:name="P12" style:family="paragraph" style:parent-style-name="Preformatted_20_Text" style:list-style-name="L12">
      <style:paragraph-properties fo:margin-left="0cm" fo:margin-right="0cm" fo:text-indent="0cm" style:auto-text-indent="false" fo:padding="0.049cm" fo:border="0.06pt solid #e3e3e3"/>
    </style:style>
    <style:style style:name="P13" style:family="paragraph" style:parent-style-name="Preformatted_20_Text" style:list-style-name="L12">
      <style:paragraph-properties fo:margin-left="0cm" fo:margin-right="0cm" fo:text-indent="0cm" style:auto-text-indent="false" fo:padding="0.049cm" fo:border="0.06pt solid #e3e3e3"/>
      <style:text-properties loext:padding="0.049cm" loext:border="0.06pt solid #e3e3e3"/>
    </style:style>
    <style:style style:name="P14" style:family="paragraph" style:parent-style-name="Standard">
      <style:text-properties fo:font-weight="bold" officeooo:rsid="001f2c12" officeooo:paragraph-rsid="001118f6" style:font-weight-asian="bold" style:font-weight-complex="bold"/>
    </style:style>
    <style:style style:name="P15" style:family="paragraph" style:parent-style-name="Standard">
      <style:text-properties fo:font-weight="bold" officeooo:rsid="001f2c12" officeooo:paragraph-rsid="001118f6" style:font-weight-asian="bold" style:font-weight-complex="bold" loext:padding="0.049cm" loext:border="0.06pt solid #e3e3e3"/>
    </style:style>
    <style:style style:name="P16" style:family="paragraph" style:parent-style-name="Standard">
      <style:paragraph-properties fo:margin-left="0cm" fo:margin-right="0cm" fo:text-indent="0cm" style:auto-text-indent="false"/>
      <style:text-properties loext:padding="0.049cm" loext:border="0.06pt solid #e3e3e3"/>
    </style:style>
    <style:style style:name="P17" style:family="paragraph" style:parent-style-name="Standard">
      <style:paragraph-properties fo:margin-left="0cm" fo:margin-right="0cm" fo:margin-top="0cm" fo:margin-bottom="0.499cm" style:contextual-spacing="false" fo:text-indent="0cm" style:auto-text-indent="false"/>
      <style:text-properties loext:padding="0.049cm" loext:border="0.06pt solid #e3e3e3"/>
    </style:style>
    <style:style style:name="P18" style:family="paragraph" style:parent-style-name="Table_20_Contents">
      <style:paragraph-properties fo:margin-left="0cm" fo:margin-right="0cm" fo:text-indent="0cm" style:auto-text-indent="false"/>
    </style:style>
    <style:style style:name="P19" style:family="paragraph" style:parent-style-name="Table_20_Heading">
      <style:paragraph-properties fo:margin-left="0cm" fo:margin-right="0cm" fo:text-indent="0cm" style:auto-text-indent="false"/>
    </style:style>
    <style:style style:name="P20" style:family="paragraph" style:parent-style-name="Text_20_body" style:list-style-name="L1">
      <style:paragraph-properties fo:margin-left="0cm" fo:margin-right="0cm" fo:text-indent="0cm" style:auto-text-indent="false" fo:padding="0.049cm" fo:border="0.06pt solid #e3e3e3"/>
    </style:style>
    <style:style style:name="P21" style:family="paragraph" style:parent-style-name="Text_20_body" style:list-style-name="L2">
      <style:paragraph-properties fo:margin-left="0cm" fo:margin-right="0cm" fo:text-indent="0cm" style:auto-text-indent="false" fo:padding="0.049cm" fo:border="0.06pt solid #e3e3e3"/>
    </style:style>
    <style:style style:name="P22" style:family="paragraph" style:parent-style-name="Text_20_body" style:list-style-name="L3">
      <style:paragraph-properties fo:margin-left="0cm" fo:margin-right="0cm" fo:text-indent="0cm" style:auto-text-indent="false" fo:padding="0.049cm" fo:border="0.06pt solid #e3e3e3"/>
    </style:style>
    <style:style style:name="P23" style:family="paragraph" style:parent-style-name="Text_20_body" style:list-style-name="L4">
      <style:paragraph-properties fo:margin-left="0cm" fo:margin-right="0cm" fo:text-indent="0cm" style:auto-text-indent="false" fo:padding="0.049cm" fo:border="0.06pt solid #e3e3e3"/>
    </style:style>
    <style:style style:name="P24" style:family="paragraph" style:parent-style-name="Text_20_body" style:list-style-name="L5">
      <style:paragraph-properties fo:margin-left="0cm" fo:margin-right="0cm" fo:text-indent="0cm" style:auto-text-indent="false" fo:padding="0.049cm" fo:border="0.06pt solid #e3e3e3"/>
    </style:style>
    <style:style style:name="P25" style:family="paragraph" style:parent-style-name="Text_20_body" style:list-style-name="L6">
      <style:paragraph-properties fo:margin-left="0cm" fo:margin-right="0cm" fo:text-indent="0cm" style:auto-text-indent="false" fo:padding="0.049cm" fo:border="0.06pt solid #e3e3e3"/>
    </style:style>
    <style:style style:name="P26" style:family="paragraph" style:parent-style-name="Text_20_body">
      <style:paragraph-properties fo:margin-left="0cm" fo:margin-right="0cm" fo:text-indent="0cm" style:auto-text-indent="false" fo:padding="0.049cm" fo:border="0.06pt solid #e3e3e3"/>
    </style:style>
    <style:style style:name="P27" style:family="paragraph" style:parent-style-name="Text_20_body">
      <style:paragraph-properties fo:margin-left="0cm" fo:margin-right="0cm" fo:text-indent="0cm" style:auto-text-indent="false"/>
      <style:text-properties loext:padding="0.049cm" loext:border="0.06pt solid #e3e3e3"/>
    </style:style>
    <style:style style:name="P28"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29"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30" style:family="paragraph" style:parent-style-name="Text_20_body" style:list-style-name="L8">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31" style:family="paragraph" style:parent-style-name="Text_20_body" style:list-style-name="L8">
      <style:paragraph-properties fo:margin-left="0cm" fo:margin-right="0cm" fo:text-indent="0cm" style:auto-text-indent="false" fo:padding="0.049cm" fo:border="0.06pt solid #e3e3e3"/>
      <style:text-properties loext:padding="0.049cm" loext:border="0.06pt solid #e3e3e3"/>
    </style:style>
    <style:style style:name="P32" style:family="paragraph" style:parent-style-name="Text_20_body" style:list-style-name="L9">
      <style:paragraph-properties fo:margin-left="0cm" fo:margin-right="0cm" fo:margin-top="0cm" fo:margin-bottom="0cm" style:contextual-spacing="false" fo:text-indent="0cm" style:auto-text-indent="false" fo:padding="0.049cm" fo:border="0.06pt solid #e3e3e3"/>
      <style:text-properties loext:padding="0.049cm" loext:border="0.06pt solid #e3e3e3"/>
    </style:style>
    <style:style style:name="P33" style:family="paragraph" style:parent-style-name="Text_20_body" style:list-style-name="L9">
      <style:paragraph-properties fo:margin-left="0cm" fo:margin-right="0cm" fo:text-indent="0cm" style:auto-text-indent="false" fo:padding="0.049cm" fo:border="0.06pt solid #e3e3e3"/>
      <style:text-properties loext:padding="0.049cm" loext:border="0.06pt solid #e3e3e3"/>
    </style:style>
    <style:style style:name="P34" style:family="paragraph" style:parent-style-name="Text_20_body" style:list-style-name="L12">
      <style:paragraph-properties fo:margin-left="0cm" fo:margin-right="0cm" fo:text-indent="0cm" style:auto-text-indent="false" fo:padding="0.049cm" fo:border="0.06pt solid #e3e3e3"/>
      <style:text-properties loext:padding="0.049cm" loext:border="0.06pt solid #e3e3e3"/>
    </style:style>
    <style:style style:name="P35" style:family="paragraph" style:parent-style-name="Text_20_body" style:list-style-name="L7">
      <style:paragraph-properties fo:margin-left="0cm" fo:margin-right="0cm" fo:text-indent="0cm" style:auto-text-indent="false" fo:padding="0.049cm" fo:border="0.06pt solid #e3e3e3"/>
    </style:style>
    <style:style style:name="P36" style:family="paragraph" style:parent-style-name="Text_20_body" style:list-style-name="L10">
      <style:paragraph-properties fo:margin-left="0cm" fo:margin-right="0cm" fo:text-indent="0cm" style:auto-text-indent="false" fo:padding="0.049cm" fo:border="0.06pt solid #e3e3e3"/>
    </style:style>
    <style:style style:name="P37" style:family="paragraph" style:parent-style-name="Text_20_body" style:list-style-name="L11">
      <style:paragraph-properties fo:margin-left="0cm" fo:margin-right="0cm" fo:text-indent="0cm" style:auto-text-indent="false" fo:padding="0.049cm" fo:border="0.06pt solid #e3e3e3"/>
    </style:style>
    <style:style style:name="P38" style:family="paragraph" style:parent-style-name="Text_20_body" style:list-style-name="L12">
      <style:paragraph-properties fo:margin-left="0cm" fo:margin-right="0cm" fo:text-indent="0cm" style:auto-text-indent="false" fo:padding="0.049cm" fo:border="0.06pt solid #e3e3e3"/>
    </style:style>
    <style:style style:name="T1" style:family="text">
      <style:text-properties officeooo:rsid="00232920"/>
    </style:style>
    <style:style style:name="T2" style:family="text">
      <style:text-properties officeooo:rsid="001e0324"/>
    </style:style>
    <style:style style:name="T3" style:family="text">
      <style:text-properties officeooo:rsid="001d604f"/>
    </style:style>
    <style:style style:name="T4" style:family="text">
      <style:text-properties loext:padding="0.049cm" loext:border="0.06pt solid #e3e3e3"/>
    </style:style>
    <style:style style:name="T5" style:family="text">
      <style:text-properties officeooo:rsid="001e470d"/>
    </style:style>
    <style:style style:name="T6" style:family="text">
      <style:text-properties officeooo:rsid="0020f4e3"/>
    </style:style>
    <style:style style:name="fr1" style:family="graphic" style:parent-style-name="Graphics">
      <style:graphic-properties fo:margin-left="0cm" fo:margin-right="0cm" fo:margin-top="0cm" fo:margin-bottom="0cm" style:vertical-pos="top" style:vertical-rel="baseline" fo:padding="0.049cm" fo:border="0.06pt solid #e3e3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P sanBlas – Módulo 0<text:span text:style-name="T3">2</text:span> – <text:span text:style-name="T5">1</text:span><text:span text:style-name="T6">3</text:span><text:span text:style-name="T1">/</text:span><text:span text:style-name="T2">0</text:span><text:span text:style-name="T3">2</text:span>/202<text:span text:style-name="T2">4</text:span></text:p>
      <text:p text:style-name="P14"/>
      <text:p text:style-name="P15">ChatGPT 3.5</text:p>
      <text:p text:style-name="P6"><draw:frame draw:style-name="fr1" draw:name="Imagen1" text:anchor-type="as-char" svg:width="0.635cm" svg:height="0.635cm" draw:z-index="0"><draw:image xlink:href="Pictures/100000000000007800000078EDC3B169886C47E9.png" xlink:type="simple" xlink:show="embed" xlink:actuate="onLoad" draw:mime-type="image/png"/><svg:title>User</svg:title></draw:frame></text:p>
      <text:p text:style-name="P6">Tú</text:p>
      <text:p text:style-name="P6">qué son los discos virtuales? qué utilidad tienen? pros y contras. Formatos. Listado en formato tabla de los tipos características. </text:p>
      <text:p text:style-name="P7">ChatGPT</text:p>
      <text:p text:style-name="P5">Los discos virtuales son archivos que simulan un disco físico en un entorno de computación virtualizado. Estos archivos pueden contener sistemas de archivos completos, incluidos los archivos del sistema operativo, aplicaciones y datos. Se utilizan en entornos de virtualización para proporcionar almacenamiento a máquinas virtuales.</text:p>
      <text:p text:style-name="P4"><text:span text:style-name="Strong_20_Emphasis"><text:span text:style-name="T4">Utilidad:</text:span></text:span></text:p>
      <text:list text:style-name="L7">
        <text:list-item>
          <text:p text:style-name="P35"><text:span text:style-name="Strong_20_Emphasis"><text:span text:style-name="T4">Consolidación de recursos:</text:span></text:span><text:span text:style-name="T4"> Permite consolidar múltiples sistemas en un solo servidor físico, lo que optimiza el uso de recursos.</text:span></text:p>
        </text:list-item>
        <text:list-item>
          <text:p text:style-name="P35"><text:span text:style-name="Strong_20_Emphasis"><text:span text:style-name="T4">Flexibilidad:</text:span></text:span><text:span text:style-name="T4"> Los discos virtuales pueden ser redimensionados y movidos fácilmente entre servidores, proporcionando una mayor flexibilidad en la gestión del almacenamiento.</text:span></text:p>
        </text:list-item>
        <text:list-item>
          <text:p text:style-name="P35"><text:span text:style-name="Strong_20_Emphasis"><text:span text:style-name="T4">Facilidad de copia de seguridad:</text:span></text:span><text:span text:style-name="T4"> Al ser archivos individuales, los discos virtuales pueden ser respaldados y restaurados fácilmente, facilitando la implementación de estrategias de copia de seguridad.</text:span></text:p>
        </text:list-item>
        <text:list-item>
          <text:p text:style-name="P35"><text:span text:style-name="Strong_20_Emphasis"><text:span text:style-name="T4">Aislamiento:</text:span></text:span><text:span text:style-name="T4"> Los discos virtuales proporcionan aislamiento entre las máquinas virtuales, lo que mejora la seguridad y la estabilidad del sistema.</text:span></text:p>
        </text:list-item>
      </text:list>
      <text:p text:style-name="P4"><text:span text:style-name="Strong_20_Emphasis"><text:span text:style-name="T4">Pros:</text:span></text:span></text:p>
      <text:list text:style-name="L8">
        <text:list-item>
          <text:p text:style-name="P30">Flexibilidad en el tamaño y la gestión.</text:p>
        </text:list-item>
        <text:list-item>
          <text:p text:style-name="P30">Facilidad para realizar copias de seguridad y restauraciones.</text:p>
        </text:list-item>
        <text:list-item>
          <text:p text:style-name="P30">Mayor eficiencia en el uso de recursos físicos.</text:p>
        </text:list-item>
        <text:list-item>
          <text:p text:style-name="P31">Aislamiento entre máquinas virtuales.</text:p>
        </text:list-item>
      </text:list>
      <text:p text:style-name="P4"><text:span text:style-name="Strong_20_Emphasis"><text:span text:style-name="T4">Contras:</text:span></text:span></text:p>
      <text:list text:style-name="L9">
        <text:list-item>
          <text:p text:style-name="P32">Puede generar sobrecarga de almacenamiento si no se gestiona adecuadamente.</text:p>
        </text:list-item>
        <text:list-item>
          <text:p text:style-name="P32">Riesgo de pérdida de datos si no se realiza un respaldo adecuado.</text:p>
        </text:list-item>
        <text:list-item>
          <text:p text:style-name="P33">Puede haber cierta sobrecarga de rendimiento debido a la virtualización.</text:p>
        </text:list-item>
      </text:list>
      <text:p text:style-name="P4"><text:span text:style-name="Strong_20_Emphasis"><text:span text:style-name="T4">Formatos de discos virtuales:</text:span></text:span></text:p>
      <table:table table:name="Tabla1" table:style-name="Tabla1">
        <table:table-column table:style-name="Tabla1.A"/>
        <table:table-column table:style-name="Tabla1.B"/>
        <table:table-header-rows>
          <text:soft-page-break/>
          <table:table-row>
            <table:table-cell table:style-name="Tabla1.A1" office:value-type="string">
              <text:p text:style-name="P19">Formato</text:p>
            </table:table-cell>
            <table:table-cell table:style-name="Tabla1.B1" office:value-type="string">
              <text:p text:style-name="P19">Características</text:p>
            </table:table-cell>
          </table:table-row>
        </table:table-header-rows>
        <table:table-row>
          <table:table-cell table:style-name="Tabla1.A2" office:value-type="string">
            <text:p text:style-name="P18">VMDK (Virtual Machine Disk)</text:p>
          </table:table-cell>
          <table:table-cell table:style-name="Tabla1.B2" office:value-type="string">
            <text:p text:style-name="P18">Utilizado principalmente en entornos VMware. Es compatible con la mayoría de los hipervisores.</text:p>
          </table:table-cell>
        </table:table-row>
        <table:table-row>
          <table:table-cell table:style-name="Tabla1.A2" office:value-type="string">
            <text:p text:style-name="P18">VHD (Virtual Hard Disk)</text:p>
          </table:table-cell>
          <table:table-cell table:style-name="Tabla1.B2" office:value-type="string">
            <text:p text:style-name="P18">Formato de disco utilizado en entornos Microsoft Hyper-V. Compatible con varios hipervisores.</text:p>
          </table:table-cell>
        </table:table-row>
        <table:table-row>
          <table:table-cell table:style-name="Tabla1.A2" office:value-type="string">
            <text:p text:style-name="P18">VHDX (Hyper-V Virtual Hard Disk)</text:p>
          </table:table-cell>
          <table:table-cell table:style-name="Tabla1.B2" office:value-type="string">
            <text:p text:style-name="P18">Versión mejorada del formato VHD, introducida en Windows Server 2012. Ofrece características como mayor capacidad y mejor rendimiento.</text:p>
          </table:table-cell>
        </table:table-row>
        <table:table-row>
          <table:table-cell table:style-name="Tabla1.A2" office:value-type="string">
            <text:p text:style-name="P18">VDI (VirtualBox Disk Image)</text:p>
          </table:table-cell>
          <table:table-cell table:style-name="Tabla1.B2" office:value-type="string">
            <text:p text:style-name="P18">Propio de VirtualBox, aunque también puede ser utilizado en otros hipervisores.</text:p>
          </table:table-cell>
        </table:table-row>
        <table:table-row>
          <table:table-cell table:style-name="Tabla1.A2" office:value-type="string">
            <text:p text:style-name="P18">QCOW/QCOW2</text:p>
          </table:table-cell>
          <table:table-cell table:style-name="Tabla1.B2" office:value-type="string">
            <text:p text:style-name="P18">Utilizado en el hipervisor QEMU/KVM. Soporta compresión y almacenamiento de bloques.</text:p>
          </table:table-cell>
        </table:table-row>
        <table:table-row>
          <table:table-cell table:style-name="Tabla1.A2" office:value-type="string">
            <text:p text:style-name="P18">RAW</text:p>
          </table:table-cell>
          <table:table-cell table:style-name="Tabla1.B2" office:value-type="string">
            <text:p text:style-name="P18">Es un archivo de imagen de disco sin formato, que puede ser utilizado por varios hipervisores.</text:p>
          </table:table-cell>
        </table:table-row>
        <table:table-row>
          <table:table-cell table:style-name="Tabla1.A2" office:value-type="string">
            <text:p text:style-name="P18">Disk2VHD</text:p>
          </table:table-cell>
          <table:table-cell table:style-name="Tabla1.B2" office:value-type="string">
            <text:p text:style-name="Table_20_Contents">Herramienta de Microsoft que convierte discos físicos en imágenes de disco VHD.</text:p>
          </table:table-cell>
        </table:table-row>
      </table:table>
      <text:p text:style-name="P5">Estos formatos varían en términos de compatibilidad, rendimiento y características específicas, por lo que es importante elegir el más adecuado para el entorno de virtualización en particular.</text:p>
      <text:p text:style-name="P9"><draw:frame draw:style-name="fr1" draw:name="Imagen2" text:anchor-type="as-char" svg:width="0.635cm" svg:height="0.635cm" draw:z-index="1"><draw:image xlink:href="Pictures/100000000000007800000078EDC3B169886C47E9.png" xlink:type="simple" xlink:show="embed" xlink:actuate="onLoad" draw:mime-type="image/png"/><svg:title>User</svg:title></draw:frame></text:p>
      <text:p text:style-name="P9">Tú</text:p>
      <text:p text:style-name="P9">Herramientas de conversión entre formatos. </text:p>
      <text:p text:style-name="P8">ChatGPT</text:p>
      <text:p text:style-name="P5">Aquí hay algunas herramientas populares para la conversión entre diferentes formatos de discos virtuales:</text:p>
      <text:list text:style-name="L10">
        <text:list-item>
          <text:p text:style-name="P36"><text:span text:style-name="Strong_20_Emphasis"><text:span text:style-name="T4">QEMU-img</text:span></text:span><text:span text:style-name="T4">: Esta es una herramienta de línea de comandos proporcionada por QEMU, un hipervisor de código abierto. Puede convertir entre varios formatos de disco virtual, incluidos RAW, QCOW/QCOW2, VMDK, VHD, y VHDX.</text:span></text:p>
        </text:list-item>
        <text:list-item>
          <text:p text:style-name="P36"><text:span text:style-name="Strong_20_Emphasis"><text:span text:style-name="T4">VBoxManage</text:span></text:span><text:span text:style-name="T4">: VirtualBox, un popular software de virtualización, ofrece una herramienta de línea de comandos llamada VBoxManage, que permite la conversión entre diferentes formatos de disco virtual, incluidos VDI, VMDK, VHD y VHDX.</text:span></text:p>
        </text:list-item>
        <text:list-item>
          <text:p text:style-name="P36"><text:span text:style-name="Strong_20_Emphasis"><text:span text:style-name="T4">VMware vCenter Converter</text:span></text:span><text:span text:style-name="T4">: Esta es una herramienta proporcionada por VMware para realizar conversiones entre diferentes formatos de máquinas virtuales, incluidos VMDK, VHD y VHDX. Es especialmente útil para migrar máquinas virtuales entre diferentes plataformas de virtualización.</text:span></text:p>
        </text:list-item>
        <text:list-item>
          <text:p text:style-name="P36"><text:span text:style-name="Strong_20_Emphasis"><text:span text:style-name="T4">Disk2VHD</text:span></text:span><text:span text:style-name="T4">: Es una herramienta de Microsoft que permite crear imágenes de disco VHD a partir de discos físicos o volúmenes de Windows. Puede ser útil para convertir sistemas físicos en imágenes de disco virtual compatibles con Hyper-V u otros hipervisores que admitan el formato VHD.</text:span></text:p>
        </text:list-item>
        <text:list-item>
          <text:p text:style-name="P36"><text:soft-page-break/><text:span text:style-name="Strong_20_Emphasis"><text:span text:style-name="T4">StarWind V2V Converter</text:span></text:span><text:span text:style-name="T4">: Esta herramienta proporciona conversiones entre diferentes formatos de disco virtual, incluidos VMDK, VHD, VHDX, así como imágenes de disco RAW. Es compatible con la mayoría de los hipervisores y ofrece una interfaz fácil de usar.</text:span></text:p>
        </text:list-item>
        <text:list-item>
          <text:p text:style-name="P36"><text:span text:style-name="Strong_20_Emphasis"><text:span text:style-name="T4">GParted</text:span></text:span><text:span text:style-name="T4">: Aunque principalmente es una herramienta de gestión de particiones, GParted puede ser útil para copiar y convertir discos virtuales entre diferentes formatos. Sin embargo, requiere conocimientos técnicos más avanzados en comparación con otras herramientas mencionadas.</text:span></text:p>
        </text:list-item>
      </text:list>
      <text:p text:style-name="P5">Estas herramientas pueden ser utilizadas según las necesidades específicas del usuario y la compatibilidad con los formatos de disco virtual requeridos. Es importante tener en cuenta que, al realizar conversiones, se pueden perder ciertas características específicas del formato original, por lo que se recomienda hacer copias de seguridad adecuadas antes de proceder con la conversión.</text:p>
      <text:p text:style-name="P9"><draw:frame draw:style-name="fr1" draw:name="Imagen3" text:anchor-type="as-char" svg:width="0.635cm" svg:height="0.635cm" draw:z-index="2"><draw:image xlink:href="Pictures/100000000000007800000078EDC3B169886C47E9.png" xlink:type="simple" xlink:show="embed" xlink:actuate="onLoad" draw:mime-type="image/png"/><svg:title>User</svg:title></draw:frame></text:p>
      <text:p text:style-name="P9">Tú</text:p>
      <text:p text:style-name="P9">Qué es el arranque nativo de sistemas windows (arranque de un disco virtual)? cómo funciona? </text:p>
      <text:p text:style-name="P8">ChatGPT</text:p>
      <text:p text:style-name="P5">El arranque nativo de sistemas Windows se refiere a la capacidad de iniciar un sistema operativo Windows directamente desde un disco virtual sin necesidad de una capa de virtualización adicional. Esto implica que el sistema operativo Windows se ejecuta como si estuviera instalado en hardware físico real, en lugar de ejecutarse dentro de un entorno virtualizado.</text:p>
      <text:p text:style-name="P5">El proceso de arranque nativo de un disco virtual en sistemas Windows generalmente implica los siguientes pasos:</text:p>
      <text:list text:style-name="L11">
        <text:list-item>
          <text:p text:style-name="P37"><text:span text:style-name="Strong_20_Emphasis"><text:span text:style-name="T4">Creación del disco virtual</text:span></text:span><text:span text:style-name="T4">: Se crea un disco virtual en un formato compatible con el sistema operativo Windows, como VHD o VHDX para Hyper-V, o VMDK para VMware.</text:span></text:p>
        </text:list-item>
        <text:list-item>
          <text:p text:style-name="P37"><text:span text:style-name="Strong_20_Emphasis"><text:span text:style-name="T4">Instalación del sistema operativo</text:span></text:span><text:span text:style-name="T4">: Se instala el sistema operativo Windows en el disco virtual, de manera similar a como se instalaría en un disco físico. Esto puede hacerse mediante una instalación desde un medio de instalación, como un DVD o una imagen ISO, o mediante la clonación de un sistema operativo existente.</text:span></text:p>
        </text:list-item>
        <text:list-item>
          <text:p text:style-name="P37"><text:span text:style-name="Strong_20_Emphasis"><text:span text:style-name="T4">Configuración del gestor de arranque</text:span></text:span><text:span text:style-name="T4">: Se configura el gestor de arranque del sistema operativo Windows para que pueda arrancar correctamente desde el disco virtual. Esto puede implicar configuraciones específicas según el gestor de arranque utilizado, como el Administrador de arranque de Windows (Boot Manager) o el cargador de arranque de un hipervisor específico.</text:span></text:p>
        </text:list-item>
        <text:list-item>
          <text:p text:style-name="P37"><text:span text:style-name="Strong_20_Emphasis"><text:span text:style-name="T4">Configuración del sistema host</text:span></text:span><text:span text:style-name="T4">: Se configura el sistema host para que pueda reconocer y arrancar desde el disco virtual. Esto puede implicar configuraciones específicas del </text:span><text:soft-page-break/><text:span text:style-name="T4">hipervisor o del sistema operativo host para que reconozca y acceda al disco virtual durante el proceso de arranque.</text:span></text:p>
        </text:list-item>
        <text:list-item>
          <text:p text:style-name="P37"><text:span text:style-name="Strong_20_Emphasis"><text:span text:style-name="T4">Arranque del sistema operativo Windows</text:span></text:span><text:span text:style-name="T4">: Una vez que se ha configurado todo correctamente, el sistema operativo Windows puede arrancar directamente desde el disco virtual como si estuviera instalado en hardware físico real.</text:span></text:p>
        </text:list-item>
      </text:list>
      <text:p text:style-name="P5">El arranque nativo de sistemas Windows desde un disco virtual ofrece ventajas en términos de rendimiento y compatibilidad, ya que elimina la capa de virtualización y permite un acceso directo al hardware subyacente. Esto puede ser especialmente útil en escenarios donde se requiere un alto rendimiento o compatibilidad con hardware específico. Sin embargo, es importante tener en cuenta que la configuración y el mantenimiento de un arranque nativo desde un disco virtual pueden ser más complejos que el uso de una máquina virtual tradicional, y pueden requerir un conocimiento más profundo del sistema operativo y del hardware subyacente.</text:p>
      <text:p text:style-name="P9"><draw:frame draw:style-name="fr1" draw:name="Imagen4" text:anchor-type="as-char" svg:width="0.635cm" svg:height="0.635cm" draw:z-index="3"><draw:image xlink:href="Pictures/100000000000007800000078EDC3B169886C47E9.png" xlink:type="simple" xlink:show="embed" xlink:actuate="onLoad" draw:mime-type="image/png"/><svg:title>User</svg:title></draw:frame></text:p>
      <text:p text:style-name="P9">Tú</text:p>
      <text:p text:style-name="P9">Procedimiento básico para crear una entrada de arranque virtual desde un sistema en c:\vhd\windows11.vhd en un sistema con windos 10. Uso de bcdedit.</text:p>
      <text:p text:style-name="P8">ChatGPT</text:p>
      <text:p text:style-name="P4"><text:span text:style-name="T4">Para crear una entrada de arranque virtual utilizando BCDedit en un sistema Windows 10 para arrancar desde un archivo VHD ubicado en </text:span><text:span text:style-name="Source_20_Text"><text:span text:style-name="T4">C:\vhd\windows11.vhd</text:span></text:span><text:span text:style-name="T4">, puedes seguir estos pasos:</text:span></text:p>
      <text:list text:style-name="L12">
        <text:list-item>
          <text:p text:style-name="P38"><text:span text:style-name="Strong_20_Emphasis"><text:span text:style-name="T4">Abrir la línea de comandos como administrador</text:span></text:span><text:span text:style-name="T4">: Haz clic derecho en el menú Inicio y selecciona "Símbolo del sistema (Admin)" o "Windows PowerShell (Admin)".</text:span></text:p>
        </text:list-item>
        <text:list-item>
          <text:p text:style-name="P38"><text:span text:style-name="Strong_20_Emphasis"><text:span text:style-name="T4">Montar el VHD</text:span></text:span><text:span text:style-name="T4">: Antes de crear la entrada de arranque, necesitas montar el VHD en el sistema. Esto se hace usando el Administrador de discos de Windows. Puedes montarlo siguiendo estos pasos:</text:span></text:p>
          <text:p text:style-name="P38"><text:span text:style-name="T4">a. Presiona </text:span><text:span text:style-name="Source_20_Text"><text:span text:style-name="T4">Win + X</text:span></text:span><text:span text:style-name="T4"> y selecciona "Administrador de discos".</text:span></text:p>
          <text:p text:style-name="P34">b. En el menú "Acción", selecciona "Adjuntar VHD".</text:p>
          <text:p text:style-name="P38"><text:span text:style-name="T4">c. Navega hasta la ubicación del archivo VHD (</text:span><text:span text:style-name="Source_20_Text"><text:span text:style-name="T4">C:\vhd\windows11.vhd</text:span></text:span><text:span text:style-name="T4">) y selecciónalo. Haz clic en "Abrir".</text:span></text:p>
        </text:list-item>
        <text:list-item>
          <text:p text:style-name="P38"><text:span text:style-name="Strong_20_Emphasis"><text:span text:style-name="T4">Identificar la letra de unidad asignada al VHD montado</text:span></text:span><text:span text:style-name="T4">: Haz una nota de la letra de unidad asignada al VHD montado. Puedes verlo en el Administrador de discos.</text:span></text:p>
        </text:list-item>
        <text:list-item>
          <text:p text:style-name="P38"><text:soft-page-break/><text:span text:style-name="Strong_20_Emphasis"><text:span text:style-name="T4">Crear la entrada de arranque</text:span></text:span><text:span text:style-name="T4">: Ahora, puedes crear la entrada de arranque utilizando BCDedit. En la línea de comandos, ejecuta el siguiente comando, reemplazando </text:span><text:span text:style-name="Source_20_Text"><text:span text:style-name="T4">X:</text:span></text:span><text:span text:style-name="T4"> con la letra de unidad asignada al VHD montado:</text:span></text:p>
          <text:p text:style-name="P13"/>
          <text:p text:style-name="P11"><text:span text:style-name="Source_20_Text"><text:span text:style-name="T4">bcdedit /copy {current} /d "Windows 11 VHD"</text:span></text:span></text:p>
          <text:p text:style-name="P34">Esto creará una copia de la entrada de arranque actual y mostrará un identificador único para la nueva entrada. Copia este identificador único (GUID) generado.</text:p>
        </text:list-item>
        <text:list-item>
          <text:p text:style-name="P38"><text:span text:style-name="Strong_20_Emphasis"><text:span text:style-name="T4">Configurar la nueva entrada de arranque para que apunte al VHD</text:span></text:span><text:span text:style-name="T4">: Utiliza el identificador único copiado en el paso anterior para configurar la nueva entrada de arranque para que apunte al VHD montado. Ejecuta el siguiente comando en la línea de comandos, reemplazando </text:span><text:span text:style-name="Source_20_Text"><text:span text:style-name="T4">&lt;GUID&gt;</text:span></text:span><text:span text:style-name="T4"> con el identificador único copiado y </text:span><text:span text:style-name="Source_20_Text"><text:span text:style-name="T4">X:</text:span></text:span><text:span text:style-name="T4"> con la letra de unidad asignada al VHD montado:</text:span></text:p>
          <text:p text:style-name="P13"/>
          <text:p text:style-name="P12"><text:span text:style-name="Source_20_Text"><text:span text:style-name="T4">bcdedit /set &lt;GUID&gt; device vhd=[X:]\vhd\windows11.vhd</text:span></text:span></text:p>
          <text:p text:style-name="P10"><text:span text:style-name="Source_20_Text"><text:span text:style-name="T4">bcdedit /set &lt;GUID&gt; osdevice vhd=[X:]\vhd\windows11.vhd</text:span></text:span></text:p>
        </text:list-item>
        <text:list-item>
          <text:p text:style-name="P38"><text:span text:style-name="Strong_20_Emphasis"><text:span text:style-name="T4">Desmontar el VHD</text:span></text:span><text:span text:style-name="T4">: Una vez que hayas configurado la entrada de arranque, puedes desmontar el VHD del sistema para evitar confusiones. Para hacer esto, vuelve al Administrador de discos, selecciona el VHD montado y elige "Desmontar VHD" en el menú "Acción".</text:span></text:p>
        </text:list-item>
      </text:list>
      <text:p text:style-name="P4"><text:span text:style-name="T4">Después de estos pasos, deberías tener una nueva entrada de arranque en el menú de arranque de Windows que te permitirá arrancar desde el VHD de Windows 11 ubicado en </text:span><text:span text:style-name="Source_20_Text"><text:span text:style-name="T4">C:\vhd\windows11.vhd</text:span></text:span><text:span text:style-name="T4">. Cuando reinicies el sistema, verás esta opción en el menú de arranque, junto con tu sistema operativo Windows 10 habitual.</text:spa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1T11:05:22.837309852</meta:creation-date>
    <dc:date>2024-02-13T18:47:10.478340075</dc:date>
    <meta:editing-duration>PT7H54M9S</meta:editing-duration>
    <meta:editing-cycles>16</meta:editing-cycles>
    <meta:generator>LibreOffice/7.6.2.1$Linux_X86_64 LibreOffice_project/56f7684011345957bbf33a7ee678afaf4d2ba333</meta:generator>
    <meta:document-statistic meta:table-count="1" meta:image-count="4" meta:object-count="0" meta:page-count="5" meta:paragraph-count="82" meta:word-count="1486" meta:character-count="9814" meta:non-whitespace-character-count="8429"/>
  </office:meta>
</office:document-meta>
</file>